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5"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3, C4, C2, C8, C12, C19, C21, C27, C26, C28, C30, C29, C32, C39, C41, C36, C38, C45, C44, C46, C43, C42, C51, C49, C48, C35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C11, C9, C20, C25, C3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, C13, C22, C3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10, C7, C5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4, C15, C17, C18, C16, C23, C24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1, C4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3, D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green</text:p>
          </table:table-cell>
          <table:table-cell office:value-type="string" calcext:value-type="string">
            <text:p>710-150080V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4, D6, D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R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478-7800-1-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 office:value-type="string" calcext:value-type="string">
            <text:p>BAT54CFSCT-N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 office:value-type="string" calcext:value-type="string">
            <text:p>486-1687-1-N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 office:value-type="string" calcext:value-type="string">
            <text:p>A102078CT-N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H2, H3, H1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table:number-columns-repeated="2"/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4.3mm_M4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5, H8, H7, H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table:number-columns-repeated="2"/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 office:value-type="string" calcext:value-type="string">
            <text:p>FXL6408UMXCT-ND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 office:value-type="string" calcext:value-type="string">
            <text:p>ATA6561-GBQW-NCT-ND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 office:value-type="string" calcext:value-type="string">
            <text:p>ICL3221EIVZ-ND</text:p>
          </table:table-cell>
          <table:table-cell office:value-type="string" calcext:value-type="string">
            <text:p>ICL3221EIVZ-ND 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 office:value-type="string" calcext:value-type="string">
            <text:p>277-9960-1-ND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 office:value-type="string" calcext:value-type="string">
            <text:p>277-9961-1-ND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 office:value-type="string" calcext:value-type="string">
            <text:p>277-16334-ND</text:p>
          </table:table-cell>
          <table:table-cell office:value-type="string" calcext:value-type="string">
            <text:p>277-16334-ND 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 office:value-type="string" calcext:value-type="string">
            <text:p>277-9959-1-ND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/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/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 office:value-type="string" calcext:value-type="string">
            <text:p>455-1804-1-ND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 office:value-type="string" calcext:value-type="string">
            <text:p>WM1399CT-ND 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 office:value-type="string" calcext:value-type="string">
            <text:p>277-9956-1-ND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 office:value-type="string" calcext:value-type="string">
            <text:p>255-3417-1-ND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652-CV201210-220K</text:p>
          </table:table-cell>
          <table:table-cell office:value-type="string" calcext:value-type="string">
            <text:p>587-2046-1-ND</text:p>
          </table:table-cell>
          <table:table-cell office:value-type="string" calcext:value-type="string">
            <text:p>587-2046-1-ND 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 office:value-type="string" calcext:value-type="string">
            <text:p>102-5033-1-ND 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1727-2919-1-ND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office:value-type="string" calcext:value-type="string">
            <text:p>R1, R33, R39, R38, R41, R25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R3, R4, R5, R17, </text:p>
          </table:table-cell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0, R6, R18, R20, R24, R23, R22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1, R12, R13, R7, R8, R9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6, R15, R54,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 office:value-type="string" calcext:value-type="string">
            <text:p>CKN9112CT-ND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 office:value-type="string" calcext:value-type="string">
            <text:p>1904-1023-1-ND 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AZ1117EH-3.3TRG1DICT-ND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table:number-columns-repeated="2" office:value-type="string" calcext:value-type="string">
            <text:p>497-17630-1-ND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296-38849-1-ND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296-18509-1-ND 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 office:value-type="string" calcext:value-type="string">
            <text:p>296-21885-1-ND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 table:number-columns-repeated="2" office:value-type="string" calcext:value-type="string">
            <text:p>336-5887-ND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 office:value-type="string" calcext:value-type="string">
            <text:p>NUD3124LT1GOSCT-ND 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 office:value-type="string" calcext:value-type="string">
            <text:p>LAN8720A-CP-TR-ABCCT-ND 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 office:value-type="string" calcext:value-type="string">
            <text:p>497-14946-1-ND 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mainPCB_v2.A1:mainPCB_v2.I62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.00.0000</text:date>, <text:time style:data-style-name="N2" text:time-value="18:13:36.0903853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5T22:35:12.785691688</dc:date>
    <meta:editing-duration>PT3H18M39S</meta:editing-duration>
    <meta:editing-cycles>11</meta:editing-cycles>
    <meta:generator>LibreOffice/6.0.7.3$Linux_X86_64 LibreOffice_project/00m0$Build-3</meta:generator>
    <meta:document-statistic meta:table-count="1" meta:cell-count="445" meta:object-count="0"/>
  </office:meta>
</office:document-meta>
</file>